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1.637cm" fo:break-before="auto" style:use-optimal-row-height="true"/>
    </style:style>
    <style:style style:name="ro3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8-07T09:32:17.18">
            <text:p>0807 <text:s/>932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8-07T09:32:17.18">
            <text:p>0807 <text:s/>932</text:p>
          </table:table-cell>
          <table:table-cell table:style-name="ce8" table:formula="of:=NOW()" office:value-type="date" office:date-value="2022-08-07T09:32:17.18">
            <text:p>0807 <text:s/>932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8-07T09:32:17.18">
            <text:p>0807 <text:s/>932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8-07T09:32:17.18">
            <text:p>0807 <text:s/>932</text:p>
          </table:table-cell>
          <table:table-cell table:style-name="ce8" table:formula="of:=NOW()" office:value-type="date" office:date-value="2022-08-07T09:32:17.18">
            <text:p>0807 <text:s/>932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7-24T10:16:11.97">
            <text:p>072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初め、フェンスの中。定位置に着く頃、塀に出てくる（２）頭を床に擦りつける仕草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23) / 대서 (7/23), 초일 / 초후 (7/23), 제 하나 날. / 칠십이후 : 일본, '桐始結花'. 오동나무(桐)의 열매가 결실 시작한다.</text:p>
          </table:table-cell>
          <table:covered-table-cell table:number-columns-repeated="2" table:style-name="ce21"/>
          <table:table-cell table:style-name="ce23" office:value-type="string">
            <text:p><text:a xlink:href="http://contents.history.go.kr/front/tg/view.do?treeId=0206&amp;levelId=tg_004_2870">http://contents.history.go.kr/front/tg/view.do?treeId=0206&amp;levelId=tg_004_2870</text:a></text:p>
            <text:p><text:a xlink:href="https://auto.fandom.com/ko/wiki/부민관_사건">https://auto.fandom.com/ko/wiki/부민관_사건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wudziestego czwartego lipca. / księwiek : 2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ثالث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ва'дцать тре'ть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7-25T10:10:38.85">
            <text:p>0725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る頃、鳴き始め。（２）フェンスの外にい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7/24) / 대서 (7/23), 제 둘 날. / 초후 (7/23), 제 둘 날. / 칠십이후 : 중국, '腐草為蛍' (썩은 풀이 뜸들어서, 반딧풀이 된다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dwudziestego piątego lipca. / księwiek : 25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ر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двадцать че'тве&lt;jo&gt;р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 office:value-type="date" office:date-value="2022-07-28T09:34:03.61">
            <text:p>072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たところ。まだ、声はしない。[平坦場（へいたんば）]を越えて、坂が始まるあたりまで来る。ミケの鳴き声が始ま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27) / 대서 (7/23), 제 다섯 날. / 초후 (7/23)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siódmego (27) lipca. / księwiek : 2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س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седьм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 office:value-type="date" office:date-value="2022-08-07T09:13:03.29">
            <text:p>0807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4" table:number-rows-spanned="1">
            <text:p>来ない。（１）前日。帰宅が９時半頃。玄関に立ったとき、お母さんが、脱衣場にいた。（２）帰りがけ、公園を通る。ミケが鳴いている。フェンスの内側。（３）帰室。荷物をおいて、手提げを取って、家を出る。公園に着く。フェンスの中、ミケはおらず。（４）向かいのマンション。歩道脇の植え込み。ミケの鳴き声。その声は、しかし、マンション隣の駐車場から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５）駐車場内、一番奥の車列。その中ほどの車。の、下から、ミケの声、やって来ている。（６）アスファルトの地面にしゃがむ。車たちの底部を覗き見やる。姿、それらしきもの、なし。（７）フェンスへ戻る。舌を鳴らす。ミケの鳴き声、間断ありながら、なお。じきに、止む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８）三思の間ぐらいか、そののち、踵を、小屋へ向ける。[一思は、思いを巡らすこと、一度。その一巡を、３回]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8-07T09:32:17.61">
            <text:p>2022/8/7 9:32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0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7">2022/08/07</text:date>, <text:time>09:32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8-07T09:32:16.44</dc:date>
    <dc:creator>iwabuchi ken</dc:creator>
    <meta:editing-duration>P19DT1H20M3S</meta:editing-duration>
    <meta:editing-cycles>2616</meta:editing-cycles>
    <meta:generator>OpenOffice/4.1.3$Win32 OpenOffice.org_project/413m1$Build-9783</meta:generator>
    <meta:document-statistic meta:table-count="2" meta:cell-count="928" meta:object-count="0"/>
  </office:meta>
</office:document-meta>
</file>